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Tango_20_Red" draw:gradient-step-count="0"/>
    </style:style>
    <style:style style:name="dp2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916cm" fo:min-width="15.31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916cm" fo:min-width="15.2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00" draw:textarea-horizontal-align="justify" draw:textarea-vertical-align="middle" draw:auto-grow-height="false" fo:min-height="7.316cm" fo:min-width="8.766cm" fo:padding-top="0.142cm" fo:padding-bottom="0.142cm" fo:padding-left="0.267cm" fo:padding-right="0.267cm" draw:shadow="visible" draw:shadow-color="#1c1c1c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00" draw:textarea-horizontal-align="justify" draw:textarea-vertical-align="middle" draw:auto-grow-height="false" fo:min-height="2.116cm" fo:min-width="2.366cm" fo:padding-top="0.142cm" fo:padding-bottom="0.142cm" fo:padding-left="0.267cm" fo:padding-right="0.267cm" draw:shadow="visible" draw:shadow-color="#1c1c1c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fff00" draw:textarea-horizontal-align="justify" draw:textarea-vertical-align="middle" draw:auto-grow-height="false" fo:min-height="2.538cm" fo:min-width="2.994cm" fo:padding-top="0.142cm" fo:padding-bottom="0.142cm" fo:padding-left="0.267cm" fo:padding-right="0.267cm" draw:shadow="visible" draw:shadow-color="#1c1c1c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b2b2b2" draw:textarea-horizontal-align="justify" draw:textarea-vertical-align="middle" draw:auto-grow-height="false" fo:min-height="2.616cm" fo:min-width="2.966cm" fo:padding-top="0.142cm" fo:padding-bottom="0.142cm" fo:padding-left="0.267cm" fo:padding-right="0.267cm" draw:shadow="visible" draw:shadow-color="#1c1c1c"/>
    </style:style>
    <style:style style:name="gr8" style:family="graphic" style:parent-style-name="standard">
      <style:graphic-properties draw:stroke="none" svg:stroke-color="#000000" draw:fill="none" draw:fill-color="#ffffff" fo:min-height="1.572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48cm" fo:min-width="1.23cm" fo:padding-top="0.142cm" fo:padding-bottom="0.142cm" fo:padding-left="0.267cm" fo:padding-right="0.267cm" draw:shadow="visible" draw:shadow-color="#1c1c1c"/>
    </style:style>
    <style:style style:name="gr10" style:family="graphic" style:parent-style-name="standard">
      <style:graphic-properties draw:stroke="none" svg:stroke-color="#000000" draw:fill="none" draw:fill-color="#ffffff" fo:min-height="1.40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00ffff" draw:textarea-horizontal-align="justify" draw:textarea-vertical-align="middle" draw:auto-grow-height="false" fo:min-height="2.538cm" fo:min-width="2.994cm" fo:padding-top="0.142cm" fo:padding-bottom="0.142cm" fo:padding-left="0.267cm" fo:padding-right="0.267cm" draw:shadow="visible" draw:shadow-color="#1c1c1c"/>
    </style:style>
    <style:style style:name="gr12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916cm" fo:min-width="34.56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00" draw:textarea-horizontal-align="justify" draw:textarea-vertical-align="middle" draw:auto-grow-height="false" fo:min-height="2.538cm" fo:min-width="3.699cm" fo:padding-top="0.142cm" fo:padding-bottom="0.142cm" fo:padding-left="0.267cm" fo:padding-right="0.267cm" draw:shadow="visible" draw:shadow-color="#1c1c1c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00ffff" draw:textarea-horizontal-align="justify" draw:textarea-vertical-align="middle" draw:auto-grow-height="false" fo:min-height="1.833cm" fo:min-width="2.006cm" fo:padding-top="0.142cm" fo:padding-bottom="0.142cm" fo:padding-left="0.267cm" fo:padding-right="0.267cm" draw:shadow="hidden" draw:shadow-color="#1c1c1c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ff00" draw:textarea-horizontal-align="justify" draw:textarea-vertical-align="middle" draw:auto-grow-height="false" fo:min-height="1.833cm" fo:min-width="2.006cm" fo:padding-top="0.142cm" fo:padding-bottom="0.142cm" fo:padding-left="0.267cm" fo:padding-right="0.267cm" draw:shadow="hidden" draw:shadow-color="#1c1c1c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833cm" fo:min-width="15.326cm" fo:padding-top="0.142cm" fo:padding-bottom="0.142cm" fo:padding-left="0.267cm" fo:padding-right="0.267cm" draw:shadow="hidden" draw:shadow-color="#1c1c1c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833cm" fo:min-width="28.266cm" fo:padding-top="0.142cm" fo:padding-bottom="0.142cm" fo:padding-left="0.267cm" fo:padding-right="0.267cm" draw:shadow="hidden" draw:shadow-color="#1c1c1c"/>
    </style:style>
    <style:style style:name="gr18" style:family="graphic" style:parent-style-name="standard">
      <style:graphic-properties svg:stroke-width="0.035cm" svg:stroke-color="#000000" draw:marker-start-width="0.252cm" draw:marker-end-width="0.252cm" draw:fill="solid" draw:fill-color="#ffff00" draw:textarea-horizontal-align="justify" draw:textarea-vertical-align="middle" draw:auto-grow-height="false" fo:min-height="1.833cm" fo:min-width="4.706cm" fo:padding-top="0.142cm" fo:padding-bottom="0.142cm" fo:padding-left="0.267cm" fo:padding-right="0.267cm" draw:shadow="hidden" draw:shadow-color="#1c1c1c"/>
    </style:style>
    <style:style style:name="gr19" style:family="graphic" style:parent-style-name="standard">
      <style:graphic-properties svg:stroke-width="0.053cm" svg:stroke-color="#ffffff" draw:marker-start-width="0.279cm" draw:marker-end-width="0.279cm" draw:fill="none" draw:fill-color="#ffffff" draw:textarea-horizontal-align="justify" draw:textarea-vertical-align="middle" draw:auto-grow-height="false" fo:min-height="18.216cm" fo:min-width="33.866cm" fo:padding-top="0.151cm" fo:padding-bottom="0.151cm" fo:padding-left="0.276cm" fo:padding-right="0.276cm" draw:shadow="hidden" draw:shadow-color="#1c1c1c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00"/>
      <style:paragraph-properties fo:text-align="center"/>
    </style:style>
    <style:style style:name="P3" style:family="paragraph">
      <loext:graphic-properties draw:fill="solid" draw:fill-color="#b2b2b2"/>
      <style:paragraph-properties fo:text-align="center"/>
    </style:style>
    <style:style style:name="P4" style:family="paragraph">
      <loext:graphic-properties draw:fill="none" draw:fill-color="#ffffff"/>
      <style:text-properties fo:font-size="40pt" style:font-size-asian="32pt" style:font-size-complex="32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Consolas" fo:font-size="40pt"/>
    </style:style>
    <style:style style:name="P8" style:family="paragraph">
      <loext:graphic-properties draw:fill="solid" draw:fill-color="#00ffff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40pt" style:font-size-asian="32pt" style:font-size-complex="32pt"/>
    </style:style>
    <style:style style:name="T2" style:family="text">
      <style:text-properties style:font-name="Consolas"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848cm" svg:height="2.2cm" svg:x="0.352cm" svg:y="0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5.8cm" svg:height="2.2cm" svg:x="19.9cm" svg:y="0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3cm" svg:height="7.6cm" svg:x="8.2cm" svg:y="6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3cm" svg:height="7.6cm" svg:x="18.6cm" svg:y="6.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2cm" svg:y1="15cm" svg:x2="34cm" svg:y2="15cm">
          <text:p/>
        </draw:line>
        <draw:custom-shape draw:style-name="gr5" draw:text-style-name="P2" draw:layer="layout" svg:width="2.9cm" svg:height="2.4cm" svg:x="16.6cm" svg:y="0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28cm" svg:height="2.822cm" svg:x="14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28cm" svg:height="2.822cm" svg:x="18.6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2.9cm" svg:x="31.4cm" svg:y="11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2.9cm" svg:x="31.4cm" svg:y="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2.9cm" svg:x="2.2cm" svg:y="11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5cm" svg:height="2.9cm" svg:x="2.2cm" svg:y="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.4cm" svg:height="1.822cm" svg:x="29.8cm" svg:y="12.4cm">
          <draw:text-box>
            <text:p><text:span text:style-name="T1">C</text:span></text:p>
          </draw:text-box>
        </draw:frame>
        <draw:frame draw:style-name="gr8" draw:text-style-name="P4" draw:layer="layout" svg:width="1.4cm" svg:height="1.822cm" svg:x="29.9cm" svg:y="9.078cm">
          <draw:text-box>
            <text:p><text:span text:style-name="T1">T</text:span></text:p>
          </draw:text-box>
        </draw:frame>
        <draw:frame draw:style-name="gr8" draw:text-style-name="P4" draw:layer="layout" svg:width="1.4cm" svg:height="1.822cm" svg:x="0.5cm" svg:y="12.4cm">
          <draw:text-box>
            <text:p><text:span text:style-name="T1">C</text:span></text:p>
          </draw:text-box>
        </draw:frame>
        <draw:frame draw:style-name="gr8" draw:text-style-name="P4" draw:layer="layout" svg:width="1.4cm" svg:height="1.822cm" svg:x="0.6cm" svg:y="9.078cm">
          <draw:text-box>
            <text:p><text:span text:style-name="T1">T</text:span></text:p>
          </draw:text-box>
        </draw:frame>
        <draw:custom-shape draw:style-name="gr9" draw:text-style-name="P5" draw:layer="layout" svg:width="1.764cm" svg:height="1.764cm" svg:x="8.236cm" svg:y="4.53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764cm" svg:height="1.764cm" svg:x="26.1cm" svg:y="4.6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6cm" svg:height="1.657cm" svg:x="13.1cm" svg:y="15.8cm">
          <draw:text-box>
            <text:p text:style-name="P6"><text:span text:style-name="T2">1</text:span></text:p>
          </draw:text-box>
        </draw:frame>
        <draw:custom-shape draw:style-name="gr11" draw:text-style-name="P8" draw:layer="layout" svg:width="3.528cm" svg:height="2.822cm" svg:x="13.053cm" svg:y="17.4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28cm" svg:height="2.822cm" svg:x="13.053cm" svg:y="20.63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6cm" svg:height="1.657cm" svg:x="17.4cm" svg:y="15.8cm">
          <draw:text-box>
            <text:p text:style-name="P6"><text:span text:style-name="T2">2</text:span></text:p>
          </draw:text-box>
        </draw:frame>
        <draw:custom-shape draw:style-name="gr11" draw:text-style-name="P8" draw:layer="layout" svg:width="3.528cm" svg:height="2.822cm" svg:x="17.463cm" svg:y="17.4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28cm" svg:height="2.822cm" svg:x="17.463cm" svg:y="20.63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6cm" svg:height="1.657cm" svg:x="21.9cm" svg:y="15.8cm">
          <draw:text-box>
            <text:p text:style-name="P6"><text:span text:style-name="T2">3</text:span></text:p>
          </draw:text-box>
        </draw:frame>
        <draw:custom-shape draw:style-name="gr11" draw:text-style-name="P8" draw:layer="layout" svg:width="3.528cm" svg:height="2.822cm" svg:x="21.872cm" svg:y="17.4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28cm" svg:height="2.822cm" svg:x="21.872cm" svg:y="20.63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6cm" svg:height="1.657cm" svg:x="26.3cm" svg:y="15.8cm">
          <draw:text-box>
            <text:p text:style-name="P6"><text:span text:style-name="T2">4</text:span></text:p>
          </draw:text-box>
        </draw:frame>
        <draw:custom-shape draw:style-name="gr11" draw:text-style-name="P8" draw:layer="layout" svg:width="3.528cm" svg:height="2.822cm" svg:x="26.282cm" svg:y="17.4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3.528cm" svg:height="2.822cm" svg:x="26.282cm" svg:y="20.63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3.6cm" svg:height="1.657cm" svg:x="30.7cm" svg:y="15.8cm">
          <draw:text-box>
            <text:p text:style-name="P6"><text:span text:style-name="T2">5</text:span></text:p>
          </draw:text-box>
        </draw:frame>
        <draw:custom-shape draw:style-name="gr11" draw:text-style-name="P8" draw:layer="layout" svg:width="3.528cm" svg:height="2.822cm" svg:x="30.692cm" svg:y="17.4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528cm" svg:height="2.822cm" svg:x="30.692cm" svg:y="20.6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5.1cm" svg:height="2.2cm" svg:x="0.5cm" svg:y="24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233cm" svg:height="2.822cm" svg:x="0.564cm" svg:y="20.81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2" draw:master-page-name="Standard">
        <draw:custom-shape draw:style-name="gr14" draw:text-style-name="P8" draw:layer="layout" svg:width="2.54cm" svg:height="2.117cm" svg:x="20.16cm" svg:y="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54cm" svg:height="2.117cm" svg:x="20.16cm" svg:y="2.7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54cm" svg:height="2.117cm" svg:x="23.26cm" svg:y="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54cm" svg:height="2.117cm" svg:x="23.26cm" svg:y="2.7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54cm" svg:height="2.117cm" svg:x="26.36cm" svg:y="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54cm" svg:height="2.117cm" svg:x="26.36cm" svg:y="2.7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54cm" svg:height="2.117cm" svg:x="29.56cm" svg:y="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54cm" svg:height="2.117cm" svg:x="29.56cm" svg:y="2.7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54cm" svg:height="2.117cm" svg:x="32.66cm" svg:y="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54cm" svg:height="2.117cm" svg:x="32.66cm" svg:y="2.7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54cm" svg:height="2.117cm" svg:x="0.8cm" svg:y="0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54cm" svg:height="2.117cm" svg:x="0.8cm" svg:y="2.7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5.86cm" svg:height="2.117cm" svg:x="3.8cm" svg:y="0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5.86cm" svg:height="2.117cm" svg:x="3.8cm" svg:y="2.78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28.8cm" svg:height="2.117cm" svg:x="0.8cm" svg:y="24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5.24cm" svg:height="2.117cm" svg:x="29.96cm" svg:y="24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4.4cm" svg:height="18.5cm" svg:x="0.8cm" svg:y="5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Red" draw:display-name="Tango Red" draw:style="linear" draw:start-color="#000000" draw:end-color="#ff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gradient" draw:fill-gradient-name="Tango_20_Red" draw:gradient-step-count="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2T09:49:06.610000000</meta:creation-date>
    <dc:date>2017-04-02T16:30:53.257000000</dc:date>
    <meta:editing-duration>PT1H26M7S</meta:editing-duration>
    <meta:editing-cycles>17</meta:editing-cycles>
    <meta:generator>LibreOffice/5.3.1.2$Windows_X86_64 LibreOffice_project/e80a0e0fd1875e1696614d24c32df0f95f03deb2</meta:generator>
    <meta:document-statistic meta:object-count="52"/>
  </office:meta>
</office:document-meta>
</file>